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mily-generic="roman"/>
    <style:font-face style:name="Arial Unicode MS1" svg:font-family="'Arial Unicode MS'" style:font-family-generic="swiss"/>
    <style:font-face style:name="Source Code Pro" svg:font-family="'Source Code Pro'" style:font-pitch="fixed"/>
    <style:font-face style:name="Source Code Pro1" svg:font-family="'Source Code Pro'" style:font-pitch="variable"/>
    <style:font-face style:name="Noto Sans" svg:font-family="'Noto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1.506cm"/>
    </style:style>
    <style:style style:name="Table1.B" style:family="table-column">
      <style:table-column-properties style:column-width="5.486cm"/>
    </style:style>
    <style:style style:name="Table1.A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Noto Sans" fo:font-size="14pt" fo:font-style="normal" style:text-underline-style="solid" style:text-underline-width="auto" style:text-underline-color="font-color" fo:font-weight="bold" officeooo:rsid="001116e6" officeooo:paragraph-rsid="001116e6" style:font-size-asian="12.25pt" style:font-style-asian="normal" style:font-weight-asian="bold" style:font-size-complex="14pt" style:font-style-complex="normal" style:font-weight-complex="bold"/>
    </style:style>
    <style:style style:name="P2" style:family="paragraph" style:parent-style-name="Standard">
      <style:text-properties style:font-name="Noto Sans" fo:font-size="14pt" fo:font-style="normal" style:text-underline-style="solid" style:text-underline-width="auto" style:text-underline-color="font-color" fo:font-weight="bold" officeooo:rsid="00052245" officeooo:paragraph-rsid="0013c154" style:font-size-asian="12.25pt" style:font-style-asian="normal" style:font-weight-asian="bold" style:font-size-complex="14pt" style:font-style-complex="normal" style:font-weight-complex="bold"/>
    </style:style>
    <style:style style:name="P3" style:family="paragraph" style:parent-style-name="Standard">
      <style:text-properties style:font-name="Noto Sans" fo:font-size="14pt" fo:font-style="normal" fo:font-weight="bold" officeooo:rsid="001ab7b6" officeooo:paragraph-rsid="001ab7b6"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style:font-name="Noto Sans" fo:font-size="14pt" fo:font-style="normal" fo:font-weight="bold" officeooo:rsid="001ab7b6" officeooo:paragraph-rsid="001ab7b6" style:font-size-asian="14pt" style:font-style-asian="normal" style:font-weight-asian="bold" style:font-size-complex="14pt" style:font-style-complex="normal" style:font-weight-complex="bold"/>
    </style:style>
    <style:style style:name="P5" style:family="paragraph" style:parent-style-name="Standard">
      <style:text-properties style:font-name="Noto Sans" fo:font-size="12pt" fo:font-style="normal" style:text-underline-style="none" fo:font-weight="normal" officeooo:rsid="000de75d" officeooo:paragraph-rsid="001116e6"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Noto Sans" fo:font-size="12pt" fo:font-style="normal" style:text-underline-style="none" fo:font-weight="normal" officeooo:rsid="000de75d" officeooo:paragraph-rsid="001116e6" style:font-size-asian="12pt" style:font-style-asian="normal" style:font-weight-asian="normal" style:font-size-complex="12pt" style:font-style-complex="normal" style:font-weight-complex="normal"/>
    </style:style>
    <style:style style:name="P7" style:family="paragraph" style:parent-style-name="Standard">
      <style:text-properties style:font-name="Noto Sans" fo:font-size="12pt" fo:font-style="normal" style:text-underline-style="none" fo:font-weight="normal" officeooo:rsid="001116e6" officeooo:paragraph-rsid="0013c154" style:font-size-asian="12pt" style:font-style-asian="normal" style:font-weight-asian="normal" style:font-size-complex="12pt" style:font-style-complex="normal" style:font-weight-complex="normal"/>
    </style:style>
    <style:style style:name="P8" style:family="paragraph" style:parent-style-name="Standard">
      <style:text-properties style:font-name="Noto Sans" fo:font-size="12pt" fo:font-style="normal" style:text-underline-style="none" fo:font-weight="normal" officeooo:rsid="00112c78" officeooo:paragraph-rsid="0013c154" style:font-size-asian="12pt" style:font-style-asian="normal" style:font-weight-asian="normal" style:font-size-complex="12pt" style:font-style-complex="normal" style:font-weight-complex="normal"/>
    </style:style>
    <style:style style:name="P9" style:family="paragraph" style:parent-style-name="Standard">
      <style:text-properties style:font-name="Noto Sans" fo:font-size="12pt" fo:font-style="normal" style:text-underline-style="none" fo:font-weight="normal" officeooo:rsid="00052245" officeooo:paragraph-rsid="0013c154" style:font-size-asian="12pt" style:font-style-asian="normal" style:font-weight-asian="normal" style:font-size-complex="12pt" style:font-style-complex="normal" style:font-weight-complex="normal"/>
    </style:style>
    <style:style style:name="P10" style:family="paragraph" style:parent-style-name="Standard">
      <style:text-properties style:font-name="Noto Sans" fo:font-size="12pt" fo:font-style="normal" style:text-underline-style="none" fo:font-weight="normal" officeooo:rsid="00052245" officeooo:paragraph-rsid="0016e9d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Noto Sans" fo:font-size="12pt" fo:font-style="normal" style:text-underline-style="none" fo:font-weight="normal" officeooo:rsid="0006e49f" officeooo:paragraph-rsid="0016e9d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Noto Sans" fo:font-size="12pt" fo:font-style="normal" style:text-underline-style="none" fo:font-weight="normal" officeooo:rsid="0009fde5" officeooo:paragraph-rsid="0016e9d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Noto Sans" fo:font-size="12pt" fo:font-style="normal" style:text-underline-style="none" fo:font-weight="normal" officeooo:rsid="000f3081" officeooo:paragraph-rsid="001116e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Noto Sans" fo:font-size="12pt" fo:font-style="normal" style:text-underline-style="none" fo:font-weight="normal" officeooo:rsid="00052245" officeooo:paragraph-rsid="0016e9d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Noto Sans" fo:font-size="12pt" fo:font-style="normal" style:text-underline-style="none" fo:font-weight="normal" officeooo:rsid="0006e49f" officeooo:paragraph-rsid="0016e9d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Noto Sans" fo:font-size="12pt" fo:font-style="normal" style:text-underline-style="none" fo:font-weight="normal" officeooo:rsid="0006e49f" officeooo:paragraph-rsid="0016e9db" style:font-size-asian="10.5pt" style:font-style-asian="normal" style:font-weight-asian="normal" style:font-size-complex="12pt" style:font-style-complex="normal" style:font-weight-complex="normal"/>
    </style:style>
    <style:style style:name="P17" style:family="paragraph" style:parent-style-name="Standard">
      <style:text-properties style:font-name="Noto Sans" fo:font-size="12pt" fo:font-style="normal" style:text-underline-style="solid" style:text-underline-width="auto" style:text-underline-color="font-color" fo:font-weight="normal" officeooo:rsid="001116e6" officeooo:paragraph-rsid="001116e6" style:font-size-asian="10.5pt" style:font-style-asian="normal" style:font-weight-asian="normal" style:font-size-complex="12pt" style:font-style-complex="normal" style:font-weight-complex="normal"/>
    </style:style>
    <style:style style:name="P18" style:family="paragraph" style:parent-style-name="Standard">
      <style:text-properties style:font-name="Noto Sans" fo:font-size="12pt" fo:font-style="normal" style:text-underline-style="solid" style:text-underline-width="auto" style:text-underline-color="font-color" fo:font-weight="normal" officeooo:rsid="00052245" officeooo:paragraph-rsid="0013c15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Noto Sans" fo:font-size="12pt" fo:font-style="normal" style:text-underline-style="solid" style:text-underline-width="auto" style:text-underline-color="font-color" fo:font-weight="bold" officeooo:rsid="00052245" officeooo:paragraph-rsid="0016e9db" style:font-size-asian="10.5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style:font-name="Noto Sans" fo:font-size="12pt" fo:font-style="normal" style:text-underline-style="solid" style:text-underline-width="auto" style:text-underline-color="font-color" fo:font-weight="bold" officeooo:rsid="00052245" officeooo:paragraph-rsid="0016e9db" style:font-size-asian="12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style:font-name="Noto Sans" fo:font-size="12pt" fo:font-style="italic" style:text-underline-style="solid" style:text-underline-width="auto" style:text-underline-color="font-color" fo:font-weight="bold" officeooo:rsid="000b135e" officeooo:paragraph-rsid="0016e9db"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style:text-properties style:font-name="Noto Sans" fo:font-size="12pt" fo:font-style="italic" style:text-underline-style="solid" style:text-underline-width="auto" style:text-underline-color="font-color" fo:font-weight="bold" officeooo:rsid="00211039" officeooo:paragraph-rsid="00211039" style:font-size-asian="10.5pt" style:font-style-asian="italic" style:font-weight-asian="bold" style:font-size-complex="12pt" style:font-style-complex="italic" style:font-weight-complex="bold"/>
    </style:style>
    <style:style style:name="P23" style:family="paragraph" style:parent-style-name="Standard">
      <style:paragraph-properties fo:text-align="justify" style:justify-single-word="false"/>
      <style:text-properties style:font-name="Noto Sans" fo:font-size="12pt" fo:font-style="italic" style:text-underline-style="none" fo:font-weight="normal" officeooo:rsid="0006e49f" officeooo:paragraph-rsid="0016e9db" style:font-size-asian="12pt" style:font-style-asian="italic" style:font-weight-asian="normal" style:font-size-complex="12pt" style:font-style-complex="italic" style:font-weight-complex="normal"/>
    </style:style>
    <style:style style:name="P24" style:family="paragraph" style:parent-style-name="Standard">
      <style:text-properties style:font-name="Noto Sans" fo:font-style="italic" officeooo:rsid="00052245" officeooo:paragraph-rsid="00052245" style:font-style-asian="italic" style:font-style-complex="italic"/>
    </style:style>
    <style:style style:name="P25" style:family="paragraph" style:parent-style-name="Standard">
      <style:text-properties style:font-name="Noto Sans" officeooo:paragraph-rsid="0013c154"/>
    </style:style>
    <style:style style:name="P26" style:family="paragraph" style:parent-style-name="Standard">
      <style:paragraph-properties fo:text-align="justify" style:justify-single-word="false"/>
      <style:text-properties officeooo:paragraph-rsid="001116e6"/>
    </style:style>
    <style:style style:name="P27" style:family="paragraph" style:parent-style-name="Standard">
      <style:paragraph-properties fo:text-align="justify" style:justify-single-word="false"/>
      <style:text-properties fo:font-style="italic" officeooo:rsid="00211039" officeooo:paragraph-rsid="00211039" style:font-style-asian="italic" style:font-style-complex="italic"/>
    </style:style>
    <style:style style:name="P28" style:family="paragraph" style:parent-style-name="Standard">
      <style:paragraph-properties fo:text-align="center" style:justify-single-word="false"/>
      <style:text-properties style:font-name="Source Code Pro1" fo:font-size="12pt" fo:font-style="italic" style:text-underline-style="solid" style:text-underline-width="auto" style:text-underline-color="font-color" fo:font-weight="bold" officeooo:rsid="00211039" officeooo:paragraph-rsid="00211039" style:font-size-asian="10.5pt" style:font-style-asian="italic" style:font-weight-asian="bold" style:font-size-complex="12pt" style:font-style-complex="italic" style:font-weight-complex="bold"/>
    </style:style>
    <style:style style:name="P29" style:family="paragraph" style:parent-style-name="Table_20_Contents">
      <style:paragraph-properties fo:text-align="start" style:justify-single-word="false"/>
      <style:text-properties style:font-name="Noto Sans" fo:font-size="14pt" officeooo:rsid="001b9fbf" officeooo:paragraph-rsid="001b9fbf" style:font-size-asian="14pt" style:font-size-complex="14pt"/>
    </style:style>
    <style:style style:name="P30" style:family="paragraph" style:parent-style-name="Table_20_Contents">
      <style:paragraph-properties fo:text-align="end" style:justify-single-word="false"/>
      <style:text-properties style:font-name="Noto Sans" fo:font-size="14pt" officeooo:rsid="001b9fbf" officeooo:paragraph-rsid="001b9fbf" style:font-size-asian="14pt" style:font-size-complex="14pt"/>
    </style:style>
    <style:style style:name="P31" style:family="paragraph" style:parent-style-name="Table_20_Contents">
      <style:paragraph-properties fo:margin-top="0cm" fo:margin-bottom="0cm" style:contextual-spacing="false" fo:text-align="center" style:justify-single-word="false"/>
      <style:text-properties style:font-name="Noto Sans" fo:font-size="14pt" fo:font-weight="bold" officeooo:rsid="001b9fbf" officeooo:paragraph-rsid="001b9fbf" style:font-size-asian="14pt" style:font-weight-asian="bold" style:font-size-complex="14pt" style:font-weight-complex="bold"/>
    </style:style>
    <style:style style:name="P32" style:family="paragraph" style:parent-style-name="Standard" style:list-style-name="L1">
      <style:text-properties style:font-name="Noto Sans" fo:font-size="14pt" fo:font-style="normal" fo:font-weight="bold" officeooo:rsid="001ab7b6" officeooo:paragraph-rsid="001ab7b6" style:font-size-asian="14pt" style:font-style-asian="normal" style:font-weight-asian="bold" style:font-size-complex="14pt" style:font-style-complex="normal" style:font-weight-complex="bold"/>
    </style:style>
    <style:style style:name="P33" style:family="paragraph" style:parent-style-name="Standard" style:list-style-name="L2">
      <style:text-properties style:font-name="Noto Sans" fo:font-size="14pt" fo:font-style="normal" style:text-underline-style="solid" style:text-underline-width="auto" style:text-underline-color="font-color" fo:font-weight="bold" officeooo:rsid="001116e6" officeooo:paragraph-rsid="001116e6" style:font-size-asian="12.25pt" style:font-style-asian="normal" style:font-weight-asian="bold" style:font-size-complex="14pt" style:font-style-complex="normal" style:font-weight-complex="bold"/>
    </style:style>
    <style:style style:name="P34" style:family="paragraph" style:parent-style-name="Standard" style:list-style-name="L2">
      <style:text-properties style:font-name="Noto Sans" fo:font-size="14pt" fo:font-style="normal" style:text-underline-style="solid" style:text-underline-width="auto" style:text-underline-color="font-color" fo:font-weight="bold" officeooo:rsid="00052245" officeooo:paragraph-rsid="0013c154" style:font-size-asian="12.25pt" style:font-style-asian="normal" style:font-weight-asian="bold" style:font-size-complex="14pt" style:font-style-complex="normal" style:font-weight-complex="bold"/>
    </style:style>
    <style:style style:name="P35" style:family="paragraph" style:parent-style-name="Standard">
      <style:text-properties style:font-name="Noto Sans" fo:font-size="14pt" fo:font-style="normal" style:text-underline-style="solid" style:text-underline-width="auto" style:text-underline-color="font-color" fo:font-weight="bold" officeooo:rsid="00052245" officeooo:paragraph-rsid="0013c154" style:font-size-asian="12.25pt" style:font-style-asian="normal" style:font-weight-asian="bold" style:font-size-complex="14pt" style:font-style-complex="normal" style:font-weight-complex="bold"/>
    </style:style>
    <style:style style:name="P36" style:family="paragraph" style:parent-style-name="Standard" style:list-style-name="L2">
      <style:text-properties style:font-name="Noto Sans" fo:font-size="14pt" fo:font-style="normal" style:text-underline-style="solid" style:text-underline-width="auto" style:text-underline-color="font-color" fo:font-weight="bold" officeooo:rsid="000facde" officeooo:paragraph-rsid="0016e9db" style:font-size-asian="12.25pt" style:font-style-asian="normal" style:font-weight-asian="bold" style:font-size-complex="14pt" style:font-style-complex="normal" style:font-weight-complex="bold"/>
    </style:style>
    <style:style style:name="P37" style:family="paragraph" style:parent-style-name="Standard" style:list-style-name="L3">
      <style:text-properties style:font-name="Noto Sans" fo:font-size="12pt" fo:font-style="normal" style:text-underline-style="none" fo:font-weight="bold" officeooo:rsid="000de75d" officeooo:paragraph-rsid="001116e6" style:font-size-asian="12pt" style:font-style-asian="normal" style:font-weight-asian="bold" style:font-size-complex="12pt" style:font-style-complex="normal" style:font-weight-complex="bold"/>
    </style:style>
    <style:style style:name="P38" style:family="paragraph" style:parent-style-name="Standard" style:list-style-name="L4">
      <style:paragraph-properties fo:text-align="justify" style:justify-single-word="false"/>
      <style:text-properties style:font-name="Noto Sans" fo:font-size="12pt" fo:font-style="normal" style:text-underline-style="none" fo:font-weight="bold" officeooo:rsid="000f3081" officeooo:paragraph-rsid="001116e6"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Noto Sans" fo:font-size="12pt" fo:font-style="normal" style:text-underline-style="none" fo:font-weight="normal" officeooo:rsid="00211039" officeooo:paragraph-rsid="001116e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Noto Sans" fo:font-size="12pt" fo:font-style="normal" style:text-underline-style="none" fo:font-weight="normal" officeooo:rsid="00052245" officeooo:paragraph-rsid="0016e9d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Noto Sans" fo:font-size="12pt" fo:font-style="normal" style:text-underline-style="none" fo:font-weight="normal" officeooo:rsid="00103369" officeooo:paragraph-rsid="0025c39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Noto Sans" fo:font-size="12pt" fo:font-style="normal" style:text-underline-style="none" fo:font-weight="normal" officeooo:rsid="0011f35a" officeooo:paragraph-rsid="0025c39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Noto Sans" fo:font-size="12pt" fo:font-style="italic" style:text-underline-style="none" fo:font-weight="normal" officeooo:rsid="00052245" officeooo:paragraph-rsid="0013c154"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style:font-name="Noto Sans" fo:font-size="12pt" fo:font-style="italic" style:text-underline-style="none" fo:font-weight="normal" officeooo:rsid="000facde" officeooo:paragraph-rsid="0025c398" style:font-size-asian="10.5pt" style:font-style-asian="italic" style:font-weight-asian="normal" style:font-size-complex="12pt" style:font-style-complex="italic" style:font-weight-complex="normal"/>
    </style:style>
    <style:style style:name="P45" style:family="paragraph" style:parent-style-name="Standard" style:list-style-name="L3">
      <style:text-properties officeooo:paragraph-rsid="001116e6"/>
    </style:style>
    <style:style style:name="P46" style:family="paragraph" style:parent-style-name="Standard" style:list-style-name="L5">
      <style:text-properties style:font-name="Source Code Pro" fo:font-size="12pt" fo:font-style="normal" style:text-underline-style="none" fo:font-weight="bold" officeooo:rsid="00112c78" officeooo:paragraph-rsid="0013c154" style:font-size-asian="12pt" style:font-style-asian="normal" style:font-weight-asian="bold" style:font-size-complex="12pt" style:font-style-complex="normal"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49f" style:font-weight-asian="normal" style:font-weight-complex="normal"/>
    </style:style>
    <style:style style:name="T3" style:family="text">
      <style:text-properties style:text-underline-style="none" fo:font-weight="normal" officeooo:rsid="0008cdc0" style:font-weight-asian="normal" style:font-weight-complex="normal"/>
    </style:style>
    <style:style style:name="T4" style:family="text">
      <style:text-properties style:text-underline-style="none" fo:font-weight="normal" officeooo:rsid="0009fde5" style:font-weight-asian="normal" style:font-weight-complex="normal"/>
    </style:style>
    <style:style style:name="T5" style:family="text">
      <style:text-properties style:text-underline-style="none" fo:font-weight="normal" officeooo:rsid="000b135e" style:font-weight-asian="normal" style:font-weight-complex="normal"/>
    </style:style>
    <style:style style:name="T6" style:family="text">
      <style:text-properties style:text-underline-style="none" fo:font-weight="normal" officeooo:rsid="000d064c" style:font-weight-asian="normal"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08cdc0" style:font-style-asian="italic" style:font-weight-asian="normal" style:font-style-complex="italic" style:font-weight-complex="normal"/>
    </style:style>
    <style:style style:name="T9" style:family="text">
      <style:text-properties fo:font-style="italic" style:text-underline-style="none" fo:font-weight="normal" officeooo:rsid="0009fde5" style:font-style-asian="italic" style:font-weight-asian="normal" style:font-style-complex="italic" style:font-weight-complex="normal"/>
    </style:style>
    <style:style style:name="T10" style:family="text">
      <style:text-properties fo:font-style="italic" style:text-underline-style="none" fo:font-weight="normal" officeooo:rsid="000d064c"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06e49f" style:font-style-asian="italic" style:font-style-complex="italic"/>
    </style:style>
    <style:style style:name="T13" style:family="text">
      <style:text-properties fo:font-style="italic" style:text-underline-style="none" officeooo:rsid="0009fde5" style:font-style-asian="italic" style:font-style-complex="italic"/>
    </style:style>
    <style:style style:name="T14" style:family="text">
      <style:text-properties fo:font-style="italic" style:text-underline-style="none" officeooo:rsid="000b135e" style:font-style-asian="italic" style:font-style-complex="italic"/>
    </style:style>
    <style:style style:name="T15" style:family="text">
      <style:text-properties fo:font-style="italic" style:text-underline-style="none" officeooo:rsid="000d064c" style:font-style-asian="italic" style:font-style-complex="italic"/>
    </style:style>
    <style:style style:name="T16" style:family="text">
      <style:text-properties fo:font-style="normal" style:text-underline-style="none" style:font-style-asian="normal" style:font-style-complex="normal"/>
    </style:style>
    <style:style style:name="T17" style:family="text">
      <style:text-properties fo:font-style="normal" officeooo:rsid="0011f35a" style:font-style-asian="normal" style:font-style-complex="normal"/>
    </style:style>
    <style:style style:name="T18" style:family="text">
      <style:text-properties fo:font-style="normal" officeooo:rsid="0012924b" style:font-style-asian="normal" style:font-style-complex="normal"/>
    </style:style>
    <style:style style:name="T19" style:family="text">
      <style:text-properties fo:font-style="normal" officeooo:rsid="00103369" style:font-style-asian="normal" style:font-style-complex="normal"/>
    </style:style>
    <style:style style:name="T20" style:family="text">
      <style:text-properties fo:font-style="normal" officeooo:rsid="00110460" style:font-style-asian="normal" style:font-style-complex="normal"/>
    </style:style>
    <style:style style:name="T21" style:family="text">
      <style:text-properties fo:font-style="normal" officeooo:rsid="0025c398" style:font-style-asian="normal" style:font-style-complex="normal"/>
    </style:style>
    <style:style style:name="T22" style:family="text">
      <style:text-properties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font-name="Noto Sans" fo:font-size="12pt" fo:font-style="normal" style:text-underline-style="none" fo:font-weight="normal" officeooo:rsid="000f3081" style:font-size-asian="12pt" style:font-style-asian="normal" style:font-weight-asian="normal" style:font-size-complex="12pt" style:font-style-complex="normal" style:font-weight-complex="normal"/>
    </style:style>
    <style:style style:name="T24" style:family="text">
      <style:text-properties style:font-name="Noto Sans"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25" style:family="text">
      <style:text-properties style:font-name="Noto Sans" fo:font-size="12pt" fo:font-style="normal" style:text-underline-style="none" fo:font-weight="normal" officeooo:rsid="00052245" style:font-size-asian="12pt" style:font-style-asian="normal" style:font-weight-asian="normal" style:font-size-complex="12pt" style:font-style-complex="normal" style:font-weight-complex="normal"/>
    </style:style>
    <style:style style:name="T26" style:family="text">
      <style:text-properties style:font-name="Noto San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27" style:family="text">
      <style:text-properties style:font-name="Noto Sans"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28" style:family="text">
      <style:text-properties style:font-name="Noto Sans" fo:font-size="12pt" fo:font-style="normal" style:text-underline-style="none" fo:font-weight="bold" officeooo:rsid="000f3081" style:font-size-asian="12pt" style:font-style-asian="normal" style:font-weight-asian="bold" style:font-size-complex="12pt" style:font-style-complex="normal" style:font-weight-complex="bold"/>
    </style:style>
    <style:style style:name="T29" style:family="text">
      <style:text-properties style:font-name="Noto Sans" fo:font-size="12pt" fo:font-style="normal" style:text-underline-style="none" fo:font-weight="bold" officeooo:rsid="000de75d" style:font-size-asian="12pt" style:font-style-asian="normal" style:font-weight-asian="bold" style:font-size-complex="12pt" style:font-style-complex="normal" style:font-weight-complex="bold"/>
    </style:style>
    <style:style style:name="T30" style:family="text">
      <style:text-properties style:font-name="Noto Sans" fo:font-size="12pt" fo:font-style="normal" style:text-underline-style="none" fo:font-weight="bold" officeooo:rsid="00211039" style:font-size-asian="12pt" style:font-style-asian="normal" style:font-weight-asian="bold" style:font-size-complex="12pt" style:font-style-complex="normal" style:font-weight-complex="bold"/>
    </style:style>
    <style:style style:name="T31" style:family="text">
      <style:text-properties style:font-name="Noto Sans" fo:font-size="12pt" style:text-underline-style="none" fo:font-weight="normal" style:font-size-asian="12pt" style:font-weight-asian="normal" style:font-size-complex="12pt" style:font-weight-complex="normal"/>
    </style:style>
    <style:style style:name="T32" style:family="text">
      <style:text-properties style:font-name="Noto Sans" fo:font-size="12pt" style:text-underline-style="none" fo:font-weight="normal" officeooo:rsid="00211039" style:font-size-asian="12pt" style:font-weight-asian="normal" style:font-size-complex="12pt" style:font-weight-complex="normal"/>
    </style:style>
    <style:style style:name="T33" style:family="text">
      <style:text-properties style:font-name="Noto Sans" style:text-underline-style="none" fo:font-weight="normal" style:font-weight-asian="normal" style:font-weight-complex="normal"/>
    </style:style>
    <style:style style:name="T34" style:family="text">
      <style:text-properties style:font-name="Source Code Pro"/>
    </style:style>
    <style:style style:name="T35" style:family="text">
      <style:text-properties style:font-name="Source Code Pro" fo:font-style="italic" style:text-underline-style="none" style:font-style-asian="italic" style:font-style-complex="italic"/>
    </style:style>
    <style:style style:name="T36" style:family="text">
      <style:text-properties style:font-name="Source Code Pro"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37" style:family="text">
      <style:text-properties style:font-name="Source Code Pro"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38" style:family="text">
      <style:text-properties style:font-name="Source Code Pro"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39" style:family="text">
      <style:text-properties style:font-name="Source Code Pro"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40" style:family="text">
      <style:text-properties style:font-name="Source Code Pro" officeooo:rsid="00126acb"/>
    </style:style>
    <style:style style:name="T41" style:family="text">
      <style:text-properties officeooo:rsid="000de75d"/>
    </style:style>
    <style:style style:name="T42" style:family="text">
      <style:text-properties officeooo:rsid="000f3081"/>
    </style:style>
    <style:style style:name="T43" style:family="text">
      <style:text-properties officeooo:rsid="001116e6"/>
    </style:style>
    <style:style style:name="T44" style:family="text">
      <style:text-properties officeooo:rsid="00112c78"/>
    </style:style>
    <style:style style:name="T45" style:family="text">
      <style:text-propertie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210767" style:font-size-asian="12pt" style:font-style-asian="normal" style:font-weight-asian="normal" style:font-size-complex="12pt" style:font-style-complex="normal" style:font-weight-complex="normal"/>
    </style:style>
    <style:style style:name="T48" style:family="text">
      <style:text-properties officeooo:rsid="00126acb"/>
    </style:style>
    <style:style style:name="T49" style:family="text">
      <style:text-properties officeooo:rsid="001e93a8"/>
    </style:style>
    <style:style style:name="T50" style:family="text">
      <style:text-properties officeooo:rsid="00211039"/>
    </style:style>
    <style:style style:name="T51" style:family="text">
      <style:text-properties style:font-name="Source Code Pro1" fo:font-size="12pt" fo:font-style="normal" style:text-underline-style="none" fo:font-weight="bold" style:font-size-asian="12pt" style:font-style-asian="normal" style:font-weight-asian="bold" style:font-size-complex="12pt" style:font-style-complex="normal" style:font-weight-complex="bold"/>
    </style:style>
    <style:style style:name="T52" style:family="text">
      <style:text-properties style:font-name="Source Code Pro1" fo:font-size="12pt" fo:font-style="normal" style:text-underline-style="none" fo:font-weight="bold" officeooo:rsid="00112c78" style:font-size-asian="12pt" style:font-style-asian="normal" style:font-weight-asian="bold" style:font-size-complex="12pt" style:font-style-complex="normal" style:font-weight-complex="bold"/>
    </style:style>
    <style:style style:name="T53" style:family="text">
      <style:text-properties style:font-name="Source Code Pro1" fo:font-size="12pt" fo:font-style="normal" style:text-underline-style="none" fo:font-weight="bold" officeooo:rsid="00211039" style:font-size-asian="12pt" style:font-style-asian="normal" style:font-weight-asian="bold" style:font-size-complex="12pt" style:font-style-complex="normal" style:font-weight-complex="bold"/>
    </style:style>
    <style:style style:name="T54" style:family="text">
      <style:text-properties style:font-name="Source Code Pro1" fo:font-size="12pt" style:text-underline-style="none" fo:font-weight="normal" style:font-size-asian="12pt" style:font-weight-asian="normal" style:font-size-complex="12pt" style:font-weight-complex="normal"/>
    </style:style>
    <style:style style:name="T55" style:family="text">
      <style:text-properties style:font-name="Source Code Pro1" style:text-underline-style="none"/>
    </style:style>
    <style:style style:name="T56" style:family="text">
      <style:text-properties style:font-name="Source Code Pro1" style:text-underline-style="none" fo:font-weight="normal" style:font-weight-asian="normal" style:font-weight-complex="normal"/>
    </style:style>
    <style:style style:name="T57" style:family="text">
      <style:text-properties style:font-name="Source Code Pro1" fo:font-style="normal" fo:font-weight="bold" officeooo:rsid="0012924b" style:font-style-asian="normal" style:font-weight-asian="bold" style:font-style-complex="normal" style:font-weight-complex="bold"/>
    </style:style>
    <style:style style:name="T58" style:family="text">
      <style:text-properties style:font-name="Source Code Pro1" fo:font-style="normal" fo:font-weight="bold" officeooo:rsid="00103369" style:font-style-asian="normal" style:font-weight-asian="bold" style:font-style-complex="normal" style:font-weight-complex="bold"/>
    </style:style>
    <style:style style:name="T59" style:family="text">
      <style:text-properties style:font-name="Source Code Pro1" fo:font-style="normal" fo:font-weight="bold" officeooo:rsid="00110460" style:font-style-asian="normal" style:font-weight-asian="bold" style:font-style-complex="normal" style:font-weight-complex="bold"/>
    </style:style>
    <style:style style:name="T60" style:family="text">
      <style:text-properties style:font-name="Source Code Pro1" fo:font-style="normal" fo:font-weight="bold" officeooo:rsid="0011f35a" style:font-style-asian="normal" style:font-weight-asian="bold" style:font-style-complex="normal" style:font-weight-complex="bold"/>
    </style:style>
    <style:style style:name="T61" style:family="text">
      <style:text-properties style:font-name="Source Code Pro1" fo:font-style="normal" officeooo:rsid="0012924b" style:font-style-asian="normal" style:font-style-complex="normal"/>
    </style:style>
    <style:style style:name="T62" style:family="text">
      <style:text-properties style:font-name="Source Code Pro1" fo:font-style="normal" officeooo:rsid="00103369" style:font-style-asian="normal" style:font-style-complex="normal"/>
    </style:style>
    <style:style style:name="T63" style:family="text">
      <style:text-properties fo:color="#127622" loext:opacity="100%" style:text-underline-style="none" fo:font-weight="normal" style:font-weight-asian="normal" style:font-weight-complex="normal"/>
    </style:style>
    <style:style style:name="T64" style:family="text">
      <style:text-properties officeooo:rsid="00110460"/>
    </style:style>
    <style:style style:name="T65" style:family="text">
      <style:text-properties officeooo:rsid="0025c398"/>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I">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05553143596800">
          <table:table-cell table:style-name="Table1.A1" table:number-columns-spanned="2" office:value-type="string">
            <text:p text:style-name="P31">Projet Informatique</text:p>
            <text:p text:style-name="P31">Virus : Keylogger</text:p>
          </table:table-cell>
          <table:covered-table-cell/>
        </table:table-row>
        <table:table-row table:style-name="TableLine105553143598080">
          <table:table-cell table:style-name="Table1.A2" office:value-type="string">
            <text:p text:style-name="P29">Nemo D’acremont et Anaël Marit</text:p>
          </table:table-cell>
          <table:table-cell table:style-name="Table1.B2" office:value-type="string">
            <text:p text:style-name="P30">2022/05</text:p>
          </table:table-cell>
        </table:table-row>
      </table:table>
      <text:p text:style-name="P4"/>
      <text:p text:style-name="P3">SOMMAIRE :</text:p>
      <text:list xml:id="list2803812769" text:style-name="L1">
        <text:list-item>
          <text:p text:style-name="P32">Le virus : keylogger</text:p>
        </text:list-item>
        <text:list-item>
          <text:p text:style-name="P32">Le serveur : interface attaquant-victime</text:p>
        </text:list-item>
        <text:list-item>
          <text:p text:style-name="P32">Le traitement des données</text:p>
        </text:list-item>
        <text:list-item>
          <text:p text:style-name="P32">La recherche de mots de passe</text:p>
        </text:list-item>
      </text:list>
      <text:p text:style-name="P24"/>
      <text:list xml:id="list525654850" text:style-name="L2">
        <text:list-item>
          <text:p text:style-name="P33">Le virus : keylogger</text:p>
        </text:list-item>
      </text:list>
      <text:p text:style-name="P5"><text:tab/>Le virus consiste à faire deux choses :</text:p>
      <text:list xml:id="list4176056269" text:style-name="L3">
        <text:list-item>
          <text:p text:style-name="P45"><text:span text:style-name="T28">Keylogger : Récupère</text:span><text:span text:style-name="T29"> les touches tapées par la victime et les stock</text:span><text:span text:style-name="T30">er</text:span><text:span text:style-name="T29"> localement</text:span></text:p>
        </text:list-item>
        <text:list-item>
          <text:p text:style-name="P37"><text:span text:style-name="T42">Envoie des données : </text:span>Envoyer ces dernière<text:span text:style-name="T50">s</text:span> à un server pour que l’attaquant puisse les analyser.</text:p>
        </text:list-item>
      </text:list>
      <text:p text:style-name="P6"><text:tab/><text:span text:style-name="T49">On</text:span> utilise la fonctionnalité de python de création de deux <text:span text:style-name="T34">«threads»</text:span> : cela permet ici de faire fonctionner deux <text:span text:style-name="T49">programmes</text:span> en para<text:span text:style-name="T50">l</text:span>lèle, et ainsi envoyer les données au server sans bloquer l’acquisition de données pendant la durée de la requête d’envoie.</text:p>
      <text:p text:style-name="P6"/>
      <text:list xml:id="list3588346163" text:style-name="L4">
        <text:list-item>
          <text:p text:style-name="P38">Keylogger</text:p>
        </text:list-item>
      </text:list>
      <text:p text:style-name="P13"><text:tab/>Le keylogger utilise le module keyboard qui permet de détecter lorsque qu’une touche est pressée ou relâchée. À chaque touche pressée, il va stocker cette dernière <text:span text:style-name="T43">en ajoutant une ligne</text:span> dans un fichier local nommé par défaut «<text:span text:style-name="T34">sauvegarde_locale.csv</text:span>».</text:p>
      <text:p text:style-name="P13"><text:tab/>Les données sont stockées au format CSV (Comma Separated Values) en stockant d’abord le caractère tapé (<text:span text:style-name="T34">caractere</text:span>) et la différence de temps avec le dernière caractère (<text:span text:style-name="T34">timecode</text:span>), une ligne ressemble donc à <text:span text:style-name="T34">caractere,timecode</text:span>. <text:span text:style-name="T50">(cf III – Traitement quant à ce choix)</text:span></text:p>
      <text:p text:style-name="P26"><text:span text:style-name="T23"><text:tab/>Pour certains caractères, le keylogger agi</text:span><text:span text:style-name="T27">t</text:span><text:span text:style-name="T23"> spécifiquement : </text:span><text:span text:style-name="T24">lorsqu’une</text:span><text:span text:style-name="T23"> touche </text:span><text:span text:style-name="T24">est </text:span><text:span text:style-name="T23">pressée, </text:span><text:span text:style-name="T24">keyboard renvoie la touche <text:s/>sans altération : lorsque la victime tape </text:span><text:span text:style-name="T36">‘A’</text:span><text:span text:style-name="T24">, keyboard renvoie </text:span><text:span text:style-name="T36">‘a’</text:span><text:span text:style-name="T24">. C’est pourquoi les touches </text:span><text:span text:style-name="T23">shift, maj et alt, </text:span><text:span text:style-name="T24">sont</text:span><text:span text:style-name="T23"> sauvegardé </text:span><text:span text:style-name="T24">lorsqu’elles sont</text:span><text:span text:style-name="T23"> pressée ou relâchée afin que l’attaquant puisse tra</text:span><text:span text:style-name="T27">i</text:span><text:span text:style-name="T23">ter les altérations de caractères. </text:span><text:span text:style-name="T24">De plus, certains caractères sont codé différe</text:span><text:span text:style-name="T27">m</text:span><text:span text:style-name="T24">ment pour éviter des erreurs comme </text:span><text:span text:style-name="T36">«,»</text:span><text:span text:style-name="T24"> <text:s/>qui devient </text:span><text:span text:style-name="T36">«/</text:span><text:span text:style-name="T39">v</text:span><text:span text:style-name="T36">»</text:span><text:span text:style-name="T24"> pour qu’il n’interfère pas avec le séparateur du CSV.</text:span></text:p>
      <text:p text:style-name="P26"><text:span text:style-name="T24"><text:tab/></text:span><text:span text:style-name="T27">L’attaque se fait de manière physique, à l’aide du fichier </text:span><text:span text:style-name="T53">installer.py</text:span><text:span text:style-name="T27">. Il suffit de l’exécuter, depuis par exemple une clef USB, pour que les fichiers du virus soient automatiquement installés sur l’ordinateur de la victime, et que celui-ci s’exécute seul, en arrière plan grâce au module </text:span><text:span text:style-name="T53">subprocess</text:span><text:span text:style-name="T27">. Le fonction </text:span><text:span text:style-name="T53">plateform</text:span><text:span text:style-name="T27"> du module </text:span><text:soft-page-break/><text:span text:style-name="T53">sys</text:span><text:span text:style-name="T27"> nous permet de reconnaître le système d’exploitation et ainsi de traiter séparément un Windows d’un Unix. La fonction </text:span><text:span text:style-name="T53">os.path.expanduser(~)</text:span><text:span text:style-name="T27"> nous permet de récupérer le chemin du dossier utilisateur et son nom, indispensable pour tous les chemins d’installation.</text:span></text:p>
      <text:p text:style-name="P39"/>
      <text:p text:style-name="P27"><text:span text:style-name="T32">R</text:span><text:span text:style-name="T31">emarque : sous Linux ou MacOs, l’exécution de keyboard requiert les droits d’administrateur. Ainsi, l’installateur doit être exécuté depuis un terminal avec</text:span><text:span text:style-name="T54"> </text:span><text:span text:style-name="T51">sudo python installer.py</text:span><text:span text:style-name="T22">. </text:span><text:span text:style-name="T31">Sous Windows, il n’y a pas ce « problème »</text:span><text:span text:style-name="T22">.</text:span></text:p>
      <text:p text:style-name="P13"/>
      <text:list xml:id="list165738313907119" text:continue-numbering="true" text:style-name="L4">
        <text:list-item>
          <text:p text:style-name="P38">Envoie des données</text:p>
        </text:list-item>
      </text:list>
      <text:p text:style-name="P26"><text:span text:style-name="T25"><text:tab/></text:span><text:span text:style-name="T26">Le second thread se limite à envoyer les données à l’attaquant à un interval</text:span><text:span text:style-name="T27">le</text:span><text:span text:style-name="T26"> de temps donné en utilisant le module </text:span><text:span text:style-name="T52">request</text:span><text:span text:style-name="T26"> pour faire des requête via le protocole HTTP, lors de ce processus, le contenu du fichier local est </text:span><text:span text:style-name="T27">e</text:span><text:span text:style-name="T26">ffacé. Le détail de la transmission est donnée lors de la section suivante.</text:span></text:p>
      <text:p text:style-name="P1"/>
      <text:p text:style-name="P1"/>
      <text:list xml:id="list165740031973907" text:continue-list="list525654850" text:style-name="L2">
        <text:list-item>
          <text:p text:style-name="P33">Le serveur : lien entre victime et attaquant</text:p>
        </text:list-item>
      </text:list>
      <text:p text:style-name="P17"/>
      <text:p text:style-name="P7"><text:tab/>Afin que l’attaquant puisse récupérer les données <text:span text:style-name="T44">prélevées à la victime</text:span>, un serveur utilis<text:span text:style-name="T44">ant </text:span>le protocole HTTP <text:span text:style-name="T44">a été mit en place</text:span>, <text:span text:style-name="T44">il se limite à deux routes :</text:span></text:p>
      <text:list xml:id="list200630516" text:style-name="L5">
        <text:list-item>
          <text:p text:style-name="P46">POST: /sauvegarde</text:p>
        </text:list-item>
      </text:list>
      <text:p text:style-name="P25"><text:span text:style-name="T45"><text:tab/>Cette première route permet le transfert des données du virus au serveur : via une requête POST, le contenu du fichier local doit être envoyé </text:span><text:span text:style-name="T47">via</text:span><text:span text:style-name="T45"> </text:span><text:span text:style-name="T37">body</text:span><text:span text:style-name="T45"> de la requête. Les données sont stockées localement par le serveur dans le dossier nommé par défaut </text:span><text:span text:style-name="T37">data</text:span><text:span text:style-name="T45">, pour chaque requête, un fichier est crée au format </text:span><text:span text:style-name="T37">data_</text:span><text:span text:style-name="T38">MM_JJ-HH_mm_ss_msms.csv</text:span><text:span text:style-name="T46">, M pour mois, J pour jour, H pour heure, m pour minute, s pour seconde et ms pour milliseconde.</text:span></text:p>
      <text:p text:style-name="P8"/>
      <text:list xml:id="list165739887896363" text:continue-numbering="true" text:style-name="L5">
        <text:list-item>
          <text:p text:style-name="P46">GET: /telecharge</text:p>
        </text:list-item>
      </text:list>
      <text:p text:style-name="P9"><text:span text:style-name="T41"><text:tab/></text:span><text:span text:style-name="T44">Cette seconde </text:span><text:span text:style-name="T48">route</text:span><text:span text:style-name="T44"> permet </text:span><text:span text:style-name="T48">à l’attaquant</text:span><text:span text:style-name="T44"> de récupérer </text:span><text:span text:style-name="T48">les données envoyées au serveur, le serveur renvoie via le body un fichier zip du dossier data. Le serveur utilise le programme libre </text:span><text:span text:style-name="T40">zip</text:span><text:span text:style-name="T48"> afin d’effectuer la compression, trouvable sur </text:span><text:a xlink:type="simple" xlink:href="http://infozip.sourceforge.net/Zip.html" text:style-name="Internet_20_link" text:visited-style-name="Visited_20_Internet_20_Link"><text:span text:style-name="T48">http://infozip.sourceforge.net/Zip.html</text:span></text:a><text:span text:style-name="T48">.</text:span></text:p>
      <text:p text:style-name="P17"/>
      <text:list xml:id="list165738090946341" text:continue-list="list165740031973907" text:style-name="L2">
        <text:list-item>
          <text:p text:style-name="P34">Le traitement des données</text:p>
        </text:list-item>
      </text:list>
      <text:p text:style-name="P2"/>
      <text:p text:style-name="P43"><text:tab/><text:span text:style-name="T65">Dans les parties III et IV, la majorité des fonctions doivent être appelées manuellement par l’opérateur, car plusieurs opérations demandent une certaine analyse humaine du résultat que ne fournirait pas seule la machine. Nous recommandons, une fois les modules nécessaires compilés, d’opérer depuis la console majoritairement.</text:span></text:p>
      <text:p text:style-name="P18"/>
      <text:p text:style-name="P19"><text:soft-page-break/><text:span text:style-name="T1"><text:tab/>Le keylog envoie les données collectées sous forme de fichiers csv, qui forment un tableau </text:span><text:span text:style-name="T1"><draw:frame draw:style-name="fr1" draw:name="Objet1" text:anchor-type="as-char" svg:y="-0.377cm" svg:width="0.99cm" svg:height="0.467cm" draw:z-index="0"><draw:object xlink:href="./Object 1" xlink:type="simple" xlink:show="embed" xlink:actuate="onLoad"/><draw:image xlink:href="./ObjectReplacements/Object 1" xlink:type="simple" xlink:show="embed" xlink:actuate="onLoad"/><svg:desc>formula</svg:desc></draw:frame></text:span><text:span text:style-name="T1">, avec n le nombre de caractères collectés, au format (caractère, temps).</text:span></text:p>
      <text:p text:style-name="P19"><text:span text:style-name="T1"><text:tab/>Les premières étapes consistent donc à récupérer les données depuis le server et à transformer le tableau csv en un objet manipulable par Python : c’est le rôle du petit module </text:span><text:span text:style-name="T35">manipule_csv.py</text:span><text:span text:style-name="T1">. Celui-ci. permet de télécharger et d’extraire les données du serveur, puis de convertir les csv en une liste de taille n de tuples de taille 2 au format (str, str) à l’aide de la fonction </text:span><text:span text:style-name="T11">parse_csv</text:span><text:span text:style-name="T1"> ou au format (str, float) à l’aide de </text:span><text:span text:style-name="T11">parse_data</text:span><text:span text:style-name="T1">. Les tuples ont été choisis plutôt que les listes pour éviter les modification involontaires des caractères.</text:span></text:p>
      <text:p text:style-name="P14"/>
      <text:p text:style-name="P22"><text:span text:style-name="T1">Remarque : Selon la machine sur laquelle a été exécuté de virus, les séparateur du fichier csv peuvent être des virgules ou des points-virgules. Par défaut, parse_data et parse_csv considèrent qu’il s’agit de virgules, ce qui parfois aboutit à des erreurs de type </text:span><text:span text:style-name="T56">out of range.</text:span><text:span text:style-name="T33">Ce problème se corrige ainsi :</text:span></text:p>
      <text:p text:style-name="P28"><text:span text:style-name="T1">parse_data(‘</text:span><text:span text:style-name="T63">sauvegarde_locale.csv</text:span><text:span text:style-name="T1">’, separator = ‘</text:span><text:span text:style-name="T63">;</text:span><text:span text:style-name="T1">’)</text:span></text:p>
      <text:p text:style-name="P14"><text:tab/></text:p>
      <text:p text:style-name="P19"><text:span text:style-name="T1"><text:tab/>On obtient alors une liste contenant tous les caractères enregistrés et leurs temps associés dans l’ordre. Toutefois, cette liste est plus ou moins inutilisable : en effet, le virus n’est capable d’enregistrer que les </text:span><text:span text:style-name="T7">touches qui ont été pressées</text:span><text:span text:style-name="T1">, et non les </text:span><text:span text:style-name="T7">caractères réels qui ont été écrits</text:span><text:span text:style-name="T1">. Par exemple, si l’opérateur </text:span><text:span text:style-name="T2">a écrit :</text:span></text:p>
      <text:p text:style-name="P15"/>
      <text:p text:style-name="P16">Inouïe</text:p>
      <text:p text:style-name="P16"/>
      <text:p text:style-name="P15"><text:tab/>Le virus aura quant à lui détecté :</text:p>
      <text:p text:style-name="P15"/>
      <text:p text:style-name="P16">shift, i, shift, n, o, u, ^, i, e</text:p>
      <text:p text:style-name="P10"/>
      <text:p text:style-name="P20"><text:span text:style-name="T1"><text:tab/></text:span><text:span text:style-name="T2">D’où la nécessité de faire subir aux données une série de traitements visant à les rendre compréhensibles. C’est le rôle du module </text:span><text:span text:style-name="T12">refine.py</text:span><text:span text:style-name="T2">.</text:span></text:p>
      <text:p text:style-name="P11"/>
      <text:p text:style-name="P21"><text:span text:style-name="T2">R</text:span><text:span text:style-name="T1">emarque : une fonction tutoriel est incluse dans le module. Tapez </text:span><text:span text:style-name="T55">help(tutoriel)</text:span><text:span text:style-name="T16"> </text:span><text:span text:style-name="T1">pour recevoir de l’aide quant à l’utilisation du module.</text:span></text:p>
      <text:p text:style-name="P11"/>
      <text:p text:style-name="P20"><text:span text:style-name="T2"><text:tab/>Celui-ci est composé de quatre fonctions principales, opérant sur le même principe : </text:span><text:span text:style-name="T12">fine, fine_str, fine_accent</text:span><text:span text:style-name="T2"> et</text:span><text:span text:style-name="T12"> fine_backspace</text:span><text:span text:style-name="T2">, traitant respectivement les majuscules et les alt, les caractères auxquels ont été attribués un nom spécial pour éviter les conflits, les accents (aigu, grave, circonflexe et tréma) </text:span><text:span text:style-name="T3">et les </text:span><text:span text:style-name="T8">backspace</text:span><text:span text:style-name="T3"> (touche « supprimer »). </text:span><text:span text:style-name="T4">Pour ce faire, la liste est balayée et les caractères sont comparés à l’aide de dictionnaires pré-établis qui permettent un remplacement. Lorsqu’il est nécessaire de supprimer des caractères (par exemple </text:span><text:span text:style-name="T9">shift</text:span><text:span text:style-name="T4">, </text:span><text:span text:style-name="T9">alt</text:span><text:span text:style-name="T4"> ou encore </text:span><text:span text:style-name="T9">^e</text:span><text:span text:style-name="T4"> qui devient</text:span><text:span text:style-name="T9"> ê</text:span><text:span text:style-name="T4">), les indices des caractères sont stockés dans une liste temporaire, puis la liste de données est balayée </text:span><text:span text:style-name="T9">à l’envers</text:span><text:span text:style-name="T4"> afin d’éviter tout risque d’erreur type </text:span><text:span text:style-name="T9">out of range</text:span><text:span text:style-name="T4">.</text:span></text:p>
      <text:p text:style-name="P12"><text:soft-page-break/><text:tab/>Nous avons décidé de stocker les dictionnaires en dur dans des fichiers csv plutôt que des les coder directement dans le programme, pour des raisons de lisibilité mais aussi de praticité : en effet, lorsque lesdits dictionnaires devenaient conséquents en taille, il était bien plus facile d’apporter des modification à un tableau csv que directement dans Python. Ceux-ci sont rangés dans le dossier traitement/dictionnaires ; leur emplacement ou leur nom ne doit surtout pas être modifié, sinon le programme sera incapable de les trouver.</text:p>
      <text:p text:style-name="P20"><text:span text:style-name="T4"><text:tab/>Une fonction </text:span><text:span text:style-name="T13">butcher_cut</text:span><text:span text:style-name="T4"> permet de retirer tout caractère indésirable qui n’aurait pas été traité au préalable, par exemple un </text:span><text:span text:style-name="T9">delete</text:span><text:span text:style-name="T4"> pour lequel le programme n’aurait pas trouvé de caractère à supprimer, ou encore des caractères tels que </text:span><text:span text:style-name="T9">up</text:span><text:span text:style-name="T4"> ou </text:span><text:span text:style-name="T9">f4</text:span><text:span text:style-name="T4">. </text:span></text:p>
      <text:p text:style-name="P20"><text:span text:style-name="T4"><text:tab/>Ces cinq fonctions de traitement on été rassemblés en une seule : </text:span><text:span text:style-name="T13">refine</text:span><text:span text:style-name="T4">. Pour éviter toute perte de donnée, nous avons néanmoins choisi de laisser à l’opérateur le choix de les exécuter séparément. De même, </text:span><text:span text:style-name="T13">fine</text:span><text:span text:style-name="T4"> permet en option de ne pas traiter les majuscules ou les alt, dans une optique d’adaptabilité.</text:span></text:p>
      <text:p text:style-name="P20"><text:span text:style-name="T4"><text:tab/></text:span><text:span text:style-name="T5">Nous avons ajouté une fonction </text:span><text:span text:style-name="T14">discriminate</text:span><text:span text:style-name="T5">, ayant pour but de séparer la première liste de données en de multiples sous-listes sur des critères simples, afin de faciliter la recherche ultérieure de mot-de-passe selon la logique « diviser pour mieux régner ». Nous avons pour cela considéré que certains critères permettaient d’affirmer avec une quasi certitude qu’un mot de passe ne se trouvera pas coupé entre deux sous-listes. La localisation d’une touche </text:span><text:span text:style-name="T14">enter</text:span><text:span text:style-name="T5"> est un critère discriminant, tout d’abord parce qu’un mot-de-passe ne peut évidemment pas la contenir, mais aussi parce que c’est généralement la touche que l’on presse pour valider ledit mot-de-passe. C’est aussi en ce but que chaque touche enregistrée vient avec un temps associé, le temps écoulé depuis que la dernière touche a été pressée. On peut préciser en argument de </text:span><text:span text:style-name="T14">discriminate</text:span><text:span text:style-name="T5"> le seuil de temps au-delà duquel on considère qu’on a deux blocs séparés (par défaut 10 secondes). </text:span></text:p>
      <text:p text:style-name="P20"><text:span text:style-name="T5"><text:tab/></text:span><text:span text:style-name="T6">Trois autres fonctions ont pour but de faciliter le travail de l’opérateur : </text:span><text:span text:style-name="T15">extract</text:span><text:span text:style-name="T6">, </text:span><text:span text:style-name="T15">make_txt </text:span><text:span text:style-name="T6">et</text:span><text:span text:style-name="T15"> save</text:span><text:span text:style-name="T10">.</text:span><text:span text:style-name="T15"> extract</text:span><text:span text:style-name="T6"> permet de prendre en argument une liste de tuples et de ne garder qu’un seul élément de chaque tuple en en précisant l’indice, afin par exemple d’obtenir une liste de caractères ne contenant pas les temps associés. </text:span><text:span text:style-name="T15">make_txt</text:span><text:span text:style-name="T6"> permet de concaténer les caractères contenus séparément dans une liste en une seule longue chaîne de caractères, ce qui permettra à l’opérateur après la recherche développée en III de lire facilement les données extraites. </text:span><text:span text:style-name="T15">save</text:span><text:span text:style-name="T6"> permet de sauvegarder les données traitées jusqu’alors contenues dans des variables Python sous forme d’un fichier externe. Le listes des tuples dont stockées dans des csv ; les chaînes de caractère dans des txt.</text:span></text:p>
      <text:p text:style-name="P23"><text:tab/></text:p>
      <text:p text:style-name="P18"/>
      <text:list xml:id="list165737990490483" text:continue-numbering="true" text:style-name="L2">
        <text:list-item>
          <text:p text:style-name="P36">La recherche de mots de passe</text:p>
        </text:list-item>
      </text:list>
      <text:p text:style-name="P2"/>
      <text:p text:style-name="P44"><text:span text:style-name="T19"><text:tab/>Une fois les données traitées de manière à les rendre interprétables, il ne reste plus qu’à chercher des éventuels mots de passe à l’intérieur du texte. C’est le rôle du module </text:span><text:span text:style-name="T58">recherche.py</text:span><text:span text:style-name="T62">.</text:span><text:span text:style-name="T19"> </text:span></text:p>
      <text:p text:style-name="P41"><text:soft-page-break/></text:p>
      <text:p text:style-name="P41"><text:tab/>Nous avons opté pour deux types de recherche : une recherche naïve (dite « brute-force » et une recherche ciblée.</text:p>
      <text:p text:style-name="P44"><text:span text:style-name="T19"><text:tab/>Pour la recherche naïve, nous avons enregistré dans un fichier extérieur, </text:span><text:span text:style-name="T58">top12k_pass.txt</text:span><text:span text:style-name="T19">, les 12000 mots de passe les plus utilisés sur Internet. Ce fichier est lu et récupéré sous la forme d’une liste par Python. La recherche brute-force prend en argument une liste dans laquelle chercher et une liste de mots, généralement ladite liste de mots de passe, et va naïvement parcourir la liste de donnée <text:s/>en y cherchant toutes les occurrences de tous les mots mis en argument. Nous avons choisis de faire sortir en résultat un dictionnaire au format </text:span><text:span text:style-name="T62">{mot : [liste d’occurences]}</text:span><text:span text:style-name="T19">, où la liste d’occurence est une liste contenant tous indices de la première lettre du mot associé.</text:span></text:p>
      <text:p text:style-name="P44"><text:span text:style-name="T19"><text:tab/>Une variation de la recherche naïve, nommée </text:span><text:span text:style-name="T58">trouve</text:span><text:span text:style-name="T19">, effectue exactement le même travail mais en prenant un troisième argument permettant d’ajouter une marge d’erreur. </text:span><text:span text:style-name="T20">Pour une marge de n, le programme tolérera n lettres fausses pour compter l’occurence. Par exemple, si « clef » est cherchée avec une marge de 1, « clif » sera toléré. Cette seconde recherche est à appliqu</text:span><text:span text:style-name="T21">er</text:span><text:span text:style-name="T20"> lorsque le brute force a échoué, afin d’élargir le champ, quoi que ceci diminue les chances d’obtenir un résultat pertinent. Un argument optionnel permet toutefois d’imposer que la première lettre soit correcte.</text:span></text:p>
      <text:p text:style-name="P44"><text:span text:style-name="T20"><text:tab/>La recherche ciblée quant à elle se fait à l’aide de la fonction </text:span><text:span text:style-name="T59">target</text:span><text:span text:style-name="T20">, qui prend en argument une liste dans laquelle cherchée, une cible sous la forme d’une chaîne de caractères, une marge d’erreur et un booléen optionnel. Par défaut, le rôle de cette fonction est de chercher toutes les occurrences de la cible, en ressortant un résultat sous la même forme que </text:span><text:span text:style-name="T59">brute_force</text:span><text:span text:style-name="T20"> (de fait, la fonction </text:span><text:span text:style-name="T59">brute_force</text:span><text:span text:style-name="T20"> est appelée à la fin du programme). Sa spécificité vient de sa gestion de la marge d’erreur : ici, le programme tolère l’</text:span><text:span text:style-name="T64">absence</text:span><text:span text:style-name="T20"> de k caractères, et non k caractères </text:span><text:span text:style-name="T64">faux</text:span><text:span text:style-name="T20">. Pour ce faire, si n désigne la longueur de la cible et k la marge d’erreur, le programme commencera par calculer toutes les combinaisons de k éléments dans l’intervalle d’entier [1, n], ordonnées et sans répétition. Si le booléent optionnel est True, toutes les combinaisons doivent commencer par 1. Ensuite, la combinaisons de nombres est changée en combinaison de lettres, chaque nombre désignant le rang d’un caractère de la cible. Les combinaison obtenues sont rangées dans une liste qui sera envoyée en argument à </text:span><text:span text:style-name="T59">brute_force</text:span><text:span text:style-name="T20">. Le but de cette manœuvre alambiquée est de tenir compte des suggestions automatiques de saisies : par exemple, si la victime a recherché « facebook », il est fort possible qu’écrire « fcb » l’ait amenée sur la bonne page. </text:span><text:span text:style-name="T17">Il faut être prudent avec la marge d’erreur cependant : outre le fait qu’elle diminue aussi la pertinence des résultats, elle augmente considérable les temps de calcul dès que la longueur de la cible devient importante. L’optique de cette commande est de recherchée les occurrences d’un mot qui doit, avec une quasi certitude, être suivit d’un mot de passe (le nom d’un site spécifique, la commande </text:span><text:span text:style-name="T60">sudo</text:span><text:span text:style-name="T17"> sur Linux ou MacOS…). </text:span></text:p>
      <text:p text:style-name="P42"/>
      <text:p text:style-name="P44"><text:soft-page-break/><text:span text:style-name="T17"><text:tab/></text:span><text:span text:style-name="T18">La recherche de mot de passes est semie-automatisée, c’est-à-dire qu’elle nécessite quand même de l’opérateur certaines inférences. Une fois que les dictionnaires obtenus par </text:span><text:span text:style-name="T57">brute_force</text:span><text:span text:style-name="T18"> et </text:span><text:span text:style-name="T57">target</text:span><text:span text:style-name="T18">, reste à lui de discriminer les résultats pertinents de ceux qui n’ont aucun intérêt (s’il a recherché « facebook » avec une importante marge d’erreur, « fcb » présente un intérêt, alors que « foo » est bien plus vague). Les listes choisis pourront alors être traitées à l’aide de la fonction </text:span><text:span text:style-name="T57">plage</text:span><text:span text:style-name="T18">, qui prend en argument une liste où chercher, une liste d’indices, ainsi qu’une longueur de plage paramétrable. La fonction se contente, pour chaque indice mit en argument, d’aller chercher dans la liste une plage de la taille demandée autour des indices. Une légère structure conditionnelle sur la longueur de la liste permet d’éviter la plupart des erreur type </text:span><text:span text:style-name="T61">out of range</text:span><text:span text:style-name="T18">. Ainsi, l’opérateur se retrouve avec une nouvelle liste de taille très restreinte qui a de bonnes chances de contenir les mots de passes recherchés : il ne reste plus qu’à lui de lire et de les trouv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mily-generic="roman"/>
    <style:font-face style:name="Arial Unicode MS1" svg:font-family="'Arial Unicode MS'" style:font-family-generic="swiss"/>
    <style:font-face style:name="Source Code Pro" svg:font-family="'Source Code Pro'" style:font-pitch="fixed"/>
    <style:font-face style:name="Source Code Pro1" svg:font-family="'Source Code Pro'" style:font-pitch="variable"/>
    <style:font-face style:name="Noto Sans" svg:font-family="'Noto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Noto Sans" fo:font-family="'Noto Sans'" style:font-family-generic="swiss" style:font-pitch="variable"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4T13:23:36.966419495</meta:creation-date>
    <dc:date>2022-05-17T16:57:37.734800682</dc:date>
    <meta:editing-duration>PT1H21M20S</meta:editing-duration>
    <meta:editing-cycles>18</meta:editing-cycles>
    <meta:generator>LibreOffice/7.1.5.2$MacOSX_X86_64 LibreOffice_project/85f04e9f809797b8199d13c421bd8a2b025d52b5</meta:generator>
    <meta:document-statistic meta:table-count="1" meta:image-count="0" meta:object-count="1" meta:page-count="6" meta:paragraph-count="55" meta:word-count="2269" meta:character-count="14015" meta:non-whitespace-character-count="11775"/>
  </office:meta>
</office:document-meta>
</file>

<file path=Object 1/content.xml><?xml version="1.0" encoding="utf-8"?>
<math xmlns="http://www.w3.org/1998/Math/MathML" display="block">
  <semantics>
    <mrow>
      <mi>n</mi>
      <mo stretchy="false">×</mo>
      <mn>2</mn>
    </mrow>
    <annotation encoding="StarMath 5.0">n times 2</annotation>
  </semantics>
</math>
</file>